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4, 2009, 23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Fail due to data decl problems.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New Let tests fail problems with named types/subtyping.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2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Does not yet work with restructed tree constructors.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Does not yet work with restructed tree constructors.</text:p>
          </table:table-cell>
          <table:table-cell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office:value-type="string">
            <text:p>Does not yet work with restructed tree constructors.</text:p>
          </table:table-cell>
          <table:table-cell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office:value-type="string">
            <text:p>Does not yet work with restructed tree constructors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not redeclare a named type CharRanges with a tree sort type.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ases en Rules worden zowel in Generators.sdf als Expressions.sdf gedefinieerd</text:p>
          </table:table-cell>
          <table:table-cell office:value-type="string">
            <text:p>Verwijder uit Expressions.sdf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5">01/05/2009</text:date>, <text:time>00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5T00:01:52</dc:date>
    <meta:editing-cycles>95</meta:editing-cycles>
    <meta:editing-duration>PT202H20M29S</meta:editing-duration>
    <meta:document-statistic meta:table-count="7" meta:cell-count="1177" meta:object-count="0"/>
    <meta:user-defined meta:name="Info 1"/>
    <meta:user-defined meta:name="Info 2"/>
    <meta:user-defined meta:name="Info 3"/>
    <meta:user-defined meta:name="Info 4"/>
  </office:meta>
</office:document-meta>
</file>